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enEntityManagerInView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TaskExecutor.awa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askExecutor.execute( Runnable task , long start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penEntityManagerInViewTests.testOpenEntityManagerInViewInterceptorAsyncErrorScenari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OpenEntityManagerInViewTests.testOpenEntityManagerInView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OpenEntityManagerInViewTests.testOpenEntityManagerInViewFilterAsyncScenar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OpenEntityManagerInView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enEntityManagerInViewTests.testOpenEntityManagerInViewInterceptorAsyncScenar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OpenEntityManagerInViewTests.testOpenEntityManagerInView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OpenEntityManagerInViewTests.testOpenEntityManagerInViewInterceptorAsyncTimeoutScenari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